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style:font-name="DejaVu Sans1" fo:font-size="11pt" style:font-name-asian="DejaVu Sans1" style:font-size-asian="11pt" style:font-name-complex="DejaVu Sans1" style:font-size-complex="11pt"/>
    </style:style>
    <style:style style:name="T3" style:family="text">
      <style:text-properties style:font-name="Times New Roman" style:font-name-asian="SimSun" style:font-name-complex="Mangal"/>
    </style:style>
    <style:style style:name="T4" style:family="text">
      <style:text-properties style:font-name="Times New Roman" fo:font-size="11pt" style:font-name-asian="SimSun" style:font-size-asian="11pt" style:font-name-complex="Mangal" style:font-size-complex="11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as-char" svg:y="-0.377cm" svg:width="1.6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y="-0.377cm" svg:width="5.563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y="-0.377cm" svg:width="1.856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ct4" text:anchor-type="as-char" svg:y="-0.377cm" svg:width="2.101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5" text:anchor-type="as-char" svg:y="-0.377cm" svg:width="3.119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text:span text:style-name="T1">∴</text:span><text:span text:style-name="T3"><draw:frame draw:style-name="fr1" draw:name="Object6" text:anchor-type="as-char" svg:y="-0.619cm" svg:width="5.233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Standard"><text:span text:style-name="T3"/></text:p>
      <text:p text:style-name="Standard"><text:span text:style-name="T3">Axel Radius R</text:span><text:span text:style-name="T4">a</text:span></text:p>
      <text:p text:style-name="Standard"><text:span text:style-name="T3"><draw:frame draw:style-name="fr1" draw:name="Object7" text:anchor-type="as-char" svg:y="-0.377cm" svg:width="2.302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Standard"><text:span text:style-name="T3"/></text:p>
      <text:p text:style-name="Standard"><text:span text:style-name="T3">Axel Circumference C</text:span><text:span text:style-name="T4">a</text:span></text:p>
      <text:p text:style-name="Standard"><text:span text:style-name="T3"><draw:frame draw:style-name="fr1" draw:name="Object8" text:anchor-type="as-char" svg:y="-0.377cm" svg:width="3.81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Standard"><text:span text:style-name="T1">∴ </text:span><text:span text:style-name="T1"><draw:frame draw:style-name="fr1" draw:name="Object9" text:anchor-type="as-char" svg:y="-0.377cm" svg:width="3.067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Standard"><text:span text:style-name="T1"/></text:p>
      <text:p text:style-name="Standard"><text:span text:style-name="T1">Ticks per Circle T</text:span><text:span text:style-name="T2">c</text:span></text:p>
      <text:p text:style-name="Standard"><text:span text:style-name="T1"><draw:frame draw:style-name="fr1" draw:name="Object10" text:anchor-type="as-char" svg:y="-0.683cm" svg:width="1.535cm" svg:height="1.124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text:span text:style-name="T1">∴</text:span><text:span text:style-name="T1"><draw:frame draw:style-name="fr1" draw:name="Object11" text:anchor-type="as-char" svg:y="-0.619cm" svg:width="3.955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Mayze</meta:initial-creator>
    <meta:creation-date>2015-09-27T12:07:07.81</meta:creation-date>
    <meta:document-statistic meta:table-count="0" meta:image-count="0" meta:object-count="11" meta:page-count="1" meta:paragraph-count="14" meta:word-count="13" meta:character-count="69"/>
    <dc:date>2015-09-27T12:51:15.77</dc:date>
    <dc:creator>Steve Mayze</dc:creator>
    <meta:editing-duration>PT4M17S</meta:editing-duration>
    <meta:editing-cycles>1</meta:editing-cycles>
    <meta:generator>OpenOffice/4.1.1$Win32 OpenOffice.org_project/411m6$Build-9775</meta:generator>
  </office:meta>
</office:document-meta>
</file>

<file path=Object 1/content.xml><?xml version="1.0" encoding="utf-8"?>
<math xmlns="http://www.w3.org/1998/Math/MathML">
  <semantics>
    <mrow>
      <mrow>
        <msub>
          <mi>C</mi>
          <mrow>
            <mi>w</mi>
          </mrow>
        </msub>
        <mo stretchy="false">=</mo>
        <mi mathvariant="italic">πD</mi>
      </mrow>
    </mrow>
    <annotation encoding="StarMath 5.0">C_{w} = πD</annotation>
  </semantics>
</math>
</file>

<file path=Object 10/content.xml><?xml version="1.0" encoding="utf-8"?>
<math xmlns="http://www.w3.org/1998/Math/MathML">
  <semantics>
    <mrow>
      <mrow>
        <mi mathvariant="italic">Tc</mi>
        <mo stretchy="false">=</mo>
        <mfrac>
          <mrow>
            <msub>
              <mi>C</mi>
              <mi>a</mi>
            </msub>
          </mrow>
          <mrow>
            <msub>
              <mi>l</mi>
              <mi>t</mi>
            </msub>
          </mrow>
        </mfrac>
      </mrow>
    </mrow>
    <annotation encoding="StarMath 5.0">Tc  = {C_a} over {l_t} </annotation>
  </semantics>
</math>
</file>

<file path=Object 11/content.xml><?xml version="1.0" encoding="utf-8"?>
<math xmlns="http://www.w3.org/1998/Math/MathML">
  <semantics>
    <mrow>
      <mrow>
        <mrow>
          <msub>
            <mi>T</mi>
            <mi>c</mi>
          </msub>
          <mo stretchy="false">=</mo>
          <mfrac>
            <mn>974</mn>
            <mn>25</mn>
          </mfrac>
        </mrow>
        <mo stretchy="false">=</mo>
        <mn>38.96</mn>
      </mrow>
      <mi mathvariant="italic">Ticks</mi>
    </mrow>
    <annotation encoding="StarMath 5.0">T_c = 974 over 25 = 38.96 Ticks</annotation>
  </semantics>
</math>
</file>

<file path=Object 2/content.xml><?xml version="1.0" encoding="utf-8"?>
<math xmlns="http://www.w3.org/1998/Math/MathML">
  <semantics>
    <mrow>
      <msub>
        <mi>C</mi>
        <mrow>
          <mi>w</mi>
        </mrow>
      </msub>
      <mi mathvariant="normal">:</mi>
      <mi mathvariant="italic">Circumference</mi>
      <mi mathvariant="italic">of</mi>
      <mi mathvariant="italic">the</mi>
      <mi mathvariant="italic">wheel</mi>
    </mrow>
    <annotation encoding="StarMath 5.0">C_{w} : Circumference of the wheel</annotation>
  </semantics>
</math>
</file>

<file path=Object 3/content.xml><?xml version="1.0" encoding="utf-8"?>
<math xmlns="http://www.w3.org/1998/Math/MathML">
  <semantics>
    <mrow>
      <mi>D</mi>
      <mi mathvariant="normal">:</mi>
      <mn>64mm</mn>
    </mrow>
    <annotation encoding="StarMath 5.0">D : 64mm</annotation>
  </semantics>
</math>
</file>

<file path=Object 4/content.xml><?xml version="1.0" encoding="utf-8"?>
<math xmlns="http://www.w3.org/1998/Math/MathML">
  <semantics>
    <mrow>
      <mrow>
        <msub>
          <mi>C</mi>
          <mi>w</mi>
        </msub>
        <mo stretchy="false">=</mo>
        <mrow>
          <mi>π</mi>
          <mo stretchy="false">×</mo>
          <mn>64</mn>
        </mrow>
      </mrow>
    </mrow>
    <annotation encoding="StarMath 5.0">C_w = π times 64</annotation>
  </semantics>
</math>
</file>

<file path=Object 5/content.xml><?xml version="1.0" encoding="utf-8"?>
<math xmlns="http://www.w3.org/1998/Math/MathML">
  <semantics>
    <mrow>
      <mrow>
        <msub>
          <mi>C</mi>
          <mi>w</mi>
        </msub>
        <mo stretchy="false">=</mo>
        <mn>201.062mm</mn>
      </mrow>
    </mrow>
    <annotation encoding="StarMath 5.0">C_w = 201.062mm</annotation>
  </semantics>
</math>
</file>

<file path=Object 6/content.xml><?xml version="1.0" encoding="utf-8"?>
<math xmlns="http://www.w3.org/1998/Math/MathML">
  <semantics>
    <mrow>
      <mi mathvariant="italic">Tick</mi>
      <mi mathvariant="italic">Length</mi>
      <mi>,</mi>
      <mrow>
        <mrow>
          <msub>
            <mi>l</mi>
            <mi>t</mi>
          </msub>
          <mo stretchy="false">=</mo>
          <mfrac>
            <mn>200</mn>
            <mn>8</mn>
          </mfrac>
        </mrow>
        <mo stretchy="false">=</mo>
        <mn>25mm</mn>
      </mrow>
    </mrow>
    <annotation encoding="StarMath 5.0">Tick Length, l_t = 200 over 8 = 25mm</annotation>
  </semantics>
</math>
</file>

<file path=Object 7/content.xml><?xml version="1.0" encoding="utf-8"?>
<math xmlns="http://www.w3.org/1998/Math/MathML">
  <semantics>
    <mrow>
      <mrow>
        <msub>
          <mi>R</mi>
          <mi>a</mi>
        </msub>
        <mo stretchy="false">=</mo>
        <mn>155mm</mn>
      </mrow>
    </mrow>
    <annotation encoding="StarMath 5.0">R_a = 155mm</annotation>
  </semantics>
</math>
</file>

<file path=Object 8/content.xml><?xml version="1.0" encoding="utf-8"?>
<math xmlns="http://www.w3.org/1998/Math/MathML">
  <semantics>
    <mrow>
      <mrow>
        <mrow>
          <msub>
            <mi>C</mi>
            <mi>a</mi>
          </msub>
          <mo stretchy="false">=</mo>
          <mi mathvariant="italic">π2r</mi>
        </mrow>
        <mo stretchy="false">=</mo>
        <mrow>
          <mrow>
            <mi>π</mi>
            <mo stretchy="false">×</mo>
            <mn>2</mn>
          </mrow>
          <mo stretchy="false">×</mo>
          <mn>155</mn>
        </mrow>
      </mrow>
    </mrow>
    <annotation encoding="StarMath 5.0">C_a = π2r = π times 2 times 155</annotation>
  </semantics>
</math>
</file>

<file path=Object 9/content.xml><?xml version="1.0" encoding="utf-8"?>
<math xmlns="http://www.w3.org/1998/Math/MathML">
  <semantics>
    <mrow>
      <mrow>
        <msub>
          <mi>C</mi>
          <mi>a</mi>
        </msub>
        <mo stretchy="false">=</mo>
        <mn>973.894mm</mn>
      </mrow>
    </mrow>
    <annotation encoding="StarMath 5.0">C_a = 973.894mm</annotation>
  </semantics>
</math>
</file>